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04590" officeooo:paragraph-rsid="001115ad"/>
    </style:style>
    <style:style style:name="P2" style:family="paragraph" style:parent-style-name="Standard">
      <style:text-properties officeooo:rsid="00004590" officeooo:paragraph-rsid="00004590"/>
    </style:style>
    <style:style style:name="P3" style:family="paragraph" style:parent-style-name="Standard" style:list-style-name="L1">
      <style:text-properties officeooo:rsid="0003369b" officeooo:paragraph-rsid="0003369b"/>
    </style:style>
    <style:style style:name="P4" style:family="paragraph" style:parent-style-name="Standard" style:list-style-name="L2">
      <style:text-properties officeooo:rsid="0003369b" officeooo:paragraph-rsid="0003369b"/>
    </style:style>
    <style:style style:name="P5" style:family="paragraph" style:parent-style-name="Standard" style:list-style-name="L4">
      <style:text-properties officeooo:rsid="0003369b" officeooo:paragraph-rsid="00123e47"/>
    </style:style>
    <style:style style:name="P6" style:family="paragraph" style:parent-style-name="Standard" style:list-style-name="L2">
      <style:text-properties officeooo:rsid="0004d76a" officeooo:paragraph-rsid="001ab3fc"/>
    </style:style>
    <style:style style:name="P7" style:family="paragraph" style:parent-style-name="Standard" style:list-style-name="L4">
      <style:text-properties officeooo:rsid="0004d76a" officeooo:paragraph-rsid="0004d76a"/>
    </style:style>
    <style:style style:name="P8" style:family="paragraph" style:parent-style-name="Standard">
      <style:text-properties officeooo:rsid="0004d76a" officeooo:paragraph-rsid="0004d76a"/>
    </style:style>
    <style:style style:name="P9" style:family="paragraph" style:parent-style-name="Standard">
      <style:text-properties officeooo:rsid="0004d76a" officeooo:paragraph-rsid="0003369b"/>
    </style:style>
    <style:style style:name="P10" style:family="paragraph" style:parent-style-name="Standard" style:list-style-name="L6">
      <style:text-properties officeooo:rsid="0004d76a" officeooo:paragraph-rsid="001ab3fc"/>
    </style:style>
    <style:style style:name="P11" style:family="paragraph" style:parent-style-name="Standard" style:list-style-name="L4">
      <style:text-properties officeooo:paragraph-rsid="0026040f"/>
    </style:style>
    <style:style style:name="P12" style:family="paragraph" style:parent-style-name="Standard" style:list-style-name="L4">
      <style:text-properties officeooo:rsid="0005bc7b" officeooo:paragraph-rsid="0005bc7b"/>
    </style:style>
    <style:style style:name="P13" style:family="paragraph" style:parent-style-name="Standard" style:list-style-name="L4">
      <style:text-properties style:text-underline-style="solid" style:text-underline-width="auto" style:text-underline-color="font-color" officeooo:paragraph-rsid="000d2f5c"/>
    </style:style>
    <style:style style:name="P14" style:family="paragraph" style:parent-style-name="Standard" style:list-style-name="L4">
      <style:text-properties style:text-underline-style="solid" style:text-underline-width="auto" style:text-underline-color="font-color" officeooo:rsid="001c8045" officeooo:paragraph-rsid="001c8045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04d76a" officeooo:paragraph-rsid="0004d76a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officeooo:rsid="0018c344" officeooo:paragraph-rsid="0018c344"/>
    </style:style>
    <style:style style:name="P17" style:family="paragraph" style:parent-style-name="Standard" style:list-style-name="L1">
      <style:text-properties officeooo:rsid="001115ad" officeooo:paragraph-rsid="001115ad"/>
    </style:style>
    <style:style style:name="P18" style:family="paragraph" style:parent-style-name="Standard" style:list-style-name="L4">
      <style:text-properties style:text-underline-style="none" officeooo:rsid="0003369b" officeooo:paragraph-rsid="00123e47"/>
    </style:style>
    <style:style style:name="P19" style:family="paragraph" style:parent-style-name="Standard" style:list-style-name="L4">
      <style:text-properties style:text-underline-style="none" officeooo:rsid="0003369b" officeooo:paragraph-rsid="001c8045"/>
    </style:style>
    <style:style style:name="P20" style:family="paragraph" style:parent-style-name="Standard" style:list-style-name="L4">
      <style:text-properties style:text-underline-style="none" officeooo:rsid="001c8045" officeooo:paragraph-rsid="001c8045"/>
    </style:style>
    <style:style style:name="P21" style:family="paragraph" style:parent-style-name="Standard" style:list-style-name="L5">
      <style:text-properties officeooo:rsid="0018c344" officeooo:paragraph-rsid="0018c344"/>
    </style:style>
    <style:style style:name="P22" style:family="paragraph" style:parent-style-name="Standard">
      <style:text-properties officeooo:rsid="0018c344" officeooo:paragraph-rsid="0018c344"/>
    </style:style>
    <style:style style:name="P23" style:family="paragraph" style:parent-style-name="Standard">
      <style:text-properties officeooo:rsid="001ab3fc" officeooo:paragraph-rsid="001ab3fc"/>
    </style:style>
    <style:style style:name="P24" style:family="paragraph" style:parent-style-name="Standard" style:list-style-name="L4">
      <style:text-properties officeooo:rsid="001c8045" officeooo:paragraph-rsid="001c8045"/>
    </style:style>
    <style:style style:name="P25" style:family="paragraph" style:parent-style-name="Standard" style:list-style-name="L4">
      <style:text-properties officeooo:rsid="001c8045" officeooo:paragraph-rsid="001fb5d9"/>
    </style:style>
    <style:style style:name="P26" style:family="paragraph" style:parent-style-name="Standard">
      <style:text-properties officeooo:rsid="001c8045" officeooo:paragraph-rsid="001d708e"/>
    </style:style>
    <style:style style:name="P27" style:family="paragraph" style:parent-style-name="Standard" style:list-style-name="L2">
      <style:text-properties officeooo:rsid="001c8045" officeooo:paragraph-rsid="001c8045" fo:background-color="transparent"/>
    </style:style>
    <style:style style:name="P28" style:family="paragraph" style:parent-style-name="Standard" style:list-style-name="L4">
      <style:text-properties officeooo:rsid="001d708e" officeooo:paragraph-rsid="001d708e"/>
    </style:style>
    <style:style style:name="P29" style:family="paragraph" style:parent-style-name="Standard">
      <style:text-properties fo:font-weight="bold" officeooo:rsid="0021256d" officeooo:paragraph-rsid="0021256d" style:font-weight-asian="bold" style:font-weight-complex="bold"/>
    </style:style>
    <style:style style:name="P30" style:family="paragraph" style:parent-style-name="Standard">
      <style:text-properties fo:font-weight="bold" officeooo:rsid="0022d185" officeooo:paragraph-rsid="0022d185" style:font-weight-asian="bold" style:font-weight-complex="bold"/>
    </style:style>
    <style:style style:name="T1" style:family="text">
      <style:text-properties officeooo:rsid="0003369b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4ad6f"/>
    </style:style>
    <style:style style:name="T4" style:family="text">
      <style:text-properties officeooo:rsid="0005576a"/>
    </style:style>
    <style:style style:name="T5" style:family="text">
      <style:text-properties officeooo:rsid="000578c2"/>
    </style:style>
    <style:style style:name="T6" style:family="text">
      <style:text-properties officeooo:rsid="00064beb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e464b"/>
    </style:style>
    <style:style style:name="T9" style:family="text">
      <style:text-properties style:text-underline-style="none" officeooo:rsid="001fb5d9"/>
    </style:style>
    <style:style style:name="T10" style:family="text">
      <style:text-properties officeooo:rsid="000a3b0f"/>
    </style:style>
    <style:style style:name="T11" style:family="text">
      <style:text-properties officeooo:rsid="000b00d6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1fb5d9"/>
    </style:style>
    <style:style style:name="T14" style:family="text">
      <style:text-properties style:text-underline-style="solid" style:text-underline-width="auto" style:text-underline-color="font-color" officeooo:rsid="00201609"/>
    </style:style>
    <style:style style:name="T15" style:family="text">
      <style:text-properties style:text-underline-style="solid" style:text-underline-width="auto" style:text-underline-color="font-color" fo:font-weight="bold" officeooo:rsid="001fb5d9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201609" style:font-weight-asian="bold" style:font-weight-complex="bold"/>
    </style:style>
    <style:style style:name="T17" style:family="text">
      <style:text-properties officeooo:rsid="000cb1c3"/>
    </style:style>
    <style:style style:name="T18" style:family="text">
      <style:text-properties officeooo:rsid="001115ad"/>
    </style:style>
    <style:style style:name="T19" style:family="text">
      <style:text-properties officeooo:rsid="00136922"/>
    </style:style>
    <style:style style:name="T20" style:family="text">
      <style:text-properties officeooo:rsid="0017f113"/>
    </style:style>
    <style:style style:name="T21" style:family="text">
      <style:text-properties officeooo:rsid="001ab3fc"/>
    </style:style>
    <style:style style:name="T22" style:family="text">
      <style:text-properties officeooo:rsid="001fb5d9"/>
    </style:style>
    <style:style style:name="T23" style:family="text">
      <style:text-properties fo:font-weight="bold" officeooo:rsid="002603c6" style:font-weight-asian="bold" style:font-weight-complex="bold"/>
    </style:style>
    <style:style style:name="T24" style:family="text">
      <style:text-properties officeooo:rsid="002604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Estimated pitches versus Annotated pitches:</text:p>
      <text:list xml:id="list5300057091156118400" text:style-name="L1">
        <text:list-item>
          <text:p text:style-name="P1"><text:span text:style-name="T10">For most of the sounds the</text:span> estimated pitch is <text:span text:style-name="T18">higher</text:span> <text:span text:style-name="T11">than the </text:span>annotated pitch:</text:p>
          <text:list>
            <text:list-item>
              <text:p text:style-name="P17">0.6127920337035618 ~= 61%</text:p>
            </text:list-item>
          </text:list>
        </text:list-item>
        <text:list-item>
          <text:p text:style-name="P1"><text:s/><text:span text:style-name="T18">however the mean of the error (estimated pitch – annotated pitch) is below zero:</text:span></text:p>
          <text:list>
            <text:list-item>
              <text:p text:style-name="P17">-123.85110742916241 Hz</text:p>
            </text:list-item>
            <text:list-item>
              <text:p text:style-name="P17">and for ERB distances: -1.471466870930678 ERB's</text:p>
            </text:list-item>
          </text:list>
        </text:list-item>
      </text:list>
      <text:p text:style-name="P2"/>
      <text:list xml:id="list140249368339435" text:continue-numbering="true" text:style-name="L1">
        <text:list-item>
          <text:p text:style-name="P3">Mean of annotated pitches is <text:span text:style-name="T12">higher</text:span> for wrongly estimated pitches:</text:p>
        </text:list-item>
      </text:list>
      <text:list xml:id="list592088082376484310" text:style-name="L2">
        <text:list-item>
          <text:list>
            <text:list-item>
              <text:p text:style-name="P4">In [26]: e, i = pTags_vs_err(d, 'ERBdist', 2)</text:p>
            </text:list-item>
            <text:list-item>
              <text:p text:style-name="P4">mean pTag of err &lt; 2:<text:tab/><text:tab/><text:tab/><text:span text:style-name="T2">713.110552537</text:span></text:p>
            </text:list-item>
            <text:list-item>
              <text:p text:style-name="P27">standard deviation: <text:tab/><text:tab/><text:tab/>1171.8211002697465</text:p>
            </text:list-item>
            <text:list-item>
              <text:p text:style-name="P4">mean pTag of err &gt;= 2:<text:tab/><text:tab/><text:span text:style-name="T2">973.740660036</text:span></text:p>
            </text:list-item>
            <text:list-item>
              <text:p text:style-name="P27">standard deviation:<text:tab/><text:tab/><text:tab/>687.01131673298607</text:p>
              <text:p text:style-name="P4"/>
            </text:list-item>
            <text:list-item>
              <text:p text:style-name="P4">In [27]: e, i = pTags_vs_err(d, 'ERBdist')</text:p>
            </text:list-item>
            <text:list-item>
              <text:p text:style-name="P4">mean pTag of err &lt; <text:span text:style-name="T3">mean</text:span>:<text:tab/><text:tab/><text:span text:style-name="T2">709.584069815</text:span></text:p>
            </text:list-item>
            <text:list-item>
              <text:p text:style-name="P4">mean pTag of err &gt;= mean:<text:tab/><text:tab/><text:span text:style-name="T2">1005.11907926</text:span></text:p>
              <text:p text:style-name="P4"/>
            </text:list-item>
            <text:list-item>
              <text:p text:style-name="P4">In [28]: e, i = pTags_vs_err(d, 'err')</text:p>
            </text:list-item>
            <text:list-item>
              <text:p text:style-name="P4">mean pTag of err &lt; mean:<text:tab/><text:tab/><text:span text:style-name="T2">682.785623898</text:span></text:p>
            </text:list-item>
            <text:list-item>
              <text:p text:style-name="P4">mean pTag of err &gt;= mean:<text:tab/><text:tab/><text:span text:style-name="T2">1205.09069651</text:span></text:p>
            </text:list-item>
          </text:list>
        </text:list-item>
      </text:list>
      <text:p text:style-name="P9"/>
      <text:list xml:id="list2282342548691891915" text:style-name="L4">
        <text:list-item>
          <text:p text:style-name="P13"><text:span text:style-name="T20">But the maximum value of the annotated pitches are also significantly higher for the wronly estimated pitches:</text:span></text:p>
          <text:list>
            <text:list-item>
              <text:p text:style-name="P18">In [26]: e, i = pTags_vs_err(d, 'ERBdist', 2)</text:p>
            </text:list-item>
            <text:list-item>
              <text:p text:style-name="P5">min, max pTag of err &lt; 2:<text:tab/><text:tab/>27.5 ,<text:tab/><text:tab/><text:tab/><text:span text:style-name="T2">3729.31009214</text:span></text:p>
            </text:list-item>
            <text:list-item>
              <text:p text:style-name="P5">min, max pTag of err &gt;= 2:<text:tab/><text:tab/>24.4997147489 ,<text:tab/><text:span text:style-name="T2">7902.1328201</text:span><text:line-break/></text:p>
            </text:list-item>
            <text:list-item>
              <text:p text:style-name="P5">In [27]: e, i = pTags_vs_err(d, 'ERBdist')</text:p>
            </text:list-item>
            <text:list-item>
              <text:p text:style-name="P5">min, max pTag of err &lt; mean:<text:tab/>24.4997147489 ,<text:tab/><text:span text:style-name="T2">3729.31009214</text:span></text:p>
            </text:list-item>
            <text:list-item>
              <text:p text:style-name="P5">min, max pTag of err &gt;= mean:<text:tab/>24.4997147489 ,<text:tab/><text:span text:style-name="T2">7902.1328201</text:span><text:line-break/></text:p>
            </text:list-item>
            <text:list-item>
              <text:p text:style-name="P5">In [28]: e, i = pTags_vs_err(d, 'err')</text:p>
            </text:list-item>
            <text:list-item>
              <text:p text:style-name="P5">min, max pTag of err &lt; mean:<text:tab/>24.4997147489 ,<text:tab/>3729.31009214</text:p>
            </text:list-item>
            <text:list-item>
              <text:p text:style-name="P5">min, max pTag of err &gt;= mean:<text:tab/>24.4997147489 ,<text:tab/>7902.1328201<text:tab/></text:p>
            </text:list-item>
          </text:list>
        </text:list-item>
        <text:list-item>
          <text:p text:style-name="P14">However: the standard deviations are lower for the wrongly <text:s/>extimated pitches than for the correctly estimated pitches:</text:p>
          <text:list>
            <text:list-item>
              <text:p text:style-name="P19">In [26]: e, i = pTags_vs_err(d, 'ERBdist', 2):</text:p>
            </text:list-item>
            <text:list-item>
              <text:p text:style-name="P20">standard deviation pTag of err &lt; 2: <text:tab/><text:tab/>1171.82110027</text:p>
            </text:list-item>
            <text:list-item>
              <text:p text:style-name="P24"><text:span text:style-name="T7">standard deviation pTag of err &gt;= 2: <text:tab/><text:tab/>687.011316733<text:line-break/></text:span></text:p>
            </text:list-item>
            <text:list-item>
              <text:p text:style-name="P24"><text:span text:style-name="T1">In [27]: e, i = pTags_vs_err(d, 'ERBdist'):</text:span></text:p>
            </text:list-item>
            <text:list-item>
              <text:p text:style-name="P24">s<text:span text:style-name="T7">tandard deviation pTag of err &lt; 2: <text:tab/><text:tab/></text:span>195.70733923</text:p>
            </text:list-item>
            <text:list-item>
              <text:p text:style-name="P24">s<text:span text:style-name="T7">tandard deviation pTag of err &gt;= 2: <text:tab/><text:tab/></text:span>685.86325181<text:line-break/><text:soft-page-break/></text:p>
            </text:list-item>
            <text:list-item>
              <text:p text:style-name="P28">I<text:span text:style-name="T1">n [28]: e, i = pTags_vs_err(d, 'err'):</text:span></text:p>
            </text:list-item>
            <text:list-item>
              <text:p text:style-name="P25"><text:span text:style-name="T8">s</text:span><text:span text:style-name="T7">tandard deviation pTag of err &lt; 2: <text:tab/><text:tab/></text:span><text:span text:style-name="T9">1251.18034369</text:span></text:p>
            </text:list-item>
            <text:list-item>
              <text:p text:style-name="P25">s<text:span text:style-name="T7">tandard deviation pTag of err &gt;= 2: <text:tab/><text:tab/></text:span><text:span text:style-name="T22">678.667175831</text:span></text:p>
            </text:list-item>
          </text:list>
          <text:p text:style-name="P11"><text:span text:style-name="T15">This suggest a possible improvement </text:span><text:span text:style-name="T16">for </text:span><text:span text:style-name="T15">the pitchYinFFT algorithm!</text:span></text:p>
          <text:list text:continue-numbering="true">
            <text:list-item>
              <text:p text:style-name="P11"><text:span text:style-name="T24"><text:tab/></text:span></text:p>
            </text:list-item>
          </text:list>
        </text:list-item>
      </text:list>
      <text:p text:style-name="P26"/>
      <text:p text:style-name="P30">Confidence:</text:p>
      <text:list xml:id="list140250960298740" text:continue-list="list592088082376484310" text:style-name="L2">
        <text:list-item>
          <text:p text:style-name="P6">Mean of annotated pitches of estimations with high confidence are also higher:</text:p>
        </text:list-item>
      </text:list>
      <text:list xml:id="list1511258731107756249" text:style-name="L6">
        <text:list-item>
          <text:list>
            <text:list-item>
              <text:p text:style-name="P10">In [29]: e, i = pTags_vs_err(d, 'conf')</text:p>
            </text:list-item>
            <text:list-item>
              <text:p text:style-name="P10">mean pTag of <text:span text:style-name="T17">conf</text:span> &lt; <text:span text:style-name="T17">mean</text:span>:<text:tab/><text:tab/><text:span text:style-name="T2">618.323001565</text:span></text:p>
            </text:list-item>
            <text:list-item>
              <text:p text:style-name="P10">mean pTag of <text:span text:style-name="T17">conf</text:span> &gt;= <text:span text:style-name="T17">mean</text:span>:<text:tab/><text:tab/><text:span text:style-name="T2">818.773713794</text:span></text:p>
            </text:list-item>
            <text:list-item>
              <text:p text:style-name="P10">min, max pTag of <text:span text:style-name="T17">conf</text:span> &lt; <text:span text:style-name="T17">mean</text:span>:<text:tab/>24.4997147489 ,<text:tab/>5274.04091061</text:p>
            </text:list-item>
            <text:list-item>
              <text:p text:style-name="P10">min, max pTag of <text:span text:style-name="T17">conf</text:span> &gt;= <text:span text:style-name="T17">mean</text:span>:<text:tab/>24.4997147489 ,<text:tab/>7902.1328201</text:p>
              <text:p text:style-name="P10"/>
            </text:list-item>
          </text:list>
        </text:list-item>
      </text:list>
      <text:list xml:id="list140249834204735" text:continue-list="list2282342548691891915" text:style-name="L4">
        <text:list-item>
          <text:p text:style-name="P7"><text:span text:style-name="T21">But c</text:span>onfidence is able to predict <text:span text:style-name="T5">the correctness of the estimations:</text:span></text:p>
          <text:list>
            <text:list-item>
              <text:p text:style-name="P12"><text:span text:style-name="T19">include </text:span>ERB distance <text:span text:style-name="T19">&lt; </text:span>mean ERB distance, <text:span text:style-name="T19">exclude otherwise:</text:span></text:p>
              <text:list>
                <text:list-item>
                  <text:p text:style-name="P7">0.7866717732669475 <text:span text:style-name="T4">~= 78% correct</text:span></text:p>
                </text:list-item>
              </text:list>
            </text:list-item>
            <text:list-item>
              <text:p text:style-name="P12"><text:span text:style-name="T19">include </text:span>error <text:span text:style-name="T19">&lt;</text:span> mean error, <text:span text:style-name="T19">exclude otherwise:</text:span></text:p>
              <text:list>
                <text:list-item>
                  <text:p text:style-name="P7">0.7717349674454232 <text:span text:style-name="T4">~= 77% correct</text:span></text:p>
                </text:list-item>
              </text:list>
            </text:list-item>
          </text:list>
        </text:list-item>
      </text:list>
      <text:p text:style-name="P15"><text:span text:style-name="T7"><text:tab/></text:span><text:span text:style-name="T6">But there is no confidence measure in the Freesound data!?</text:span></text:p>
      <text:p text:style-name="P8"/>
      <text:list xml:id="list6042117977647975546" text:style-name="L5">
        <text:list-item>
          <text:p text:style-name="P21">Salience is not a good predictor for the correctness of the estimations:</text:p>
          <text:list>
            <text:list-item>
              <text:p text:style-name="P21">include ERB distance &lt; mean ERB distance, exclude otherwise:</text:p>
              <text:list>
                <text:list-item>
                  <text:p text:style-name="P21">0.5507468402910762 ~= 55% correct</text:p>
                </text:list-item>
              </text:list>
            </text:list-item>
            <text:list-item>
              <text:p text:style-name="P21">include error &lt; mean error, exclude otherwise:</text:p>
              <text:list>
                <text:list-item>
                  <text:p text:style-name="P21">0.558023745691306 ~= 56% correct</text:p>
                </text:list-item>
              </text:list>
            </text:list-item>
          </text:list>
        </text:list-item>
      </text:list>
      <text:p text:style-name="P16"><text:tab/><text:span text:style-name="T23">This poses a requirement of the algorithm for the Freesound extraction?</text:span></text:p>
      <text:p text:style-name="P22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Nimbus Sans L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Nimbus Sans L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Nimbus Sans L1" style:font-family-asian="'Nimbus Sans L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1:26:45.741769418</meta:creation-date>
    <dc:date>2016-01-19T14:02:48.788399338</dc:date>
    <meta:editing-duration>PT1H26M38S</meta:editing-duration>
    <meta:editing-cycles>38</meta:editing-cycles>
    <meta:generator>LibreOffice/4.4.7.2$Linux_X86_64 LibreOffice_project/40m0$Build-2</meta:generator>
    <meta:document-statistic meta:table-count="0" meta:image-count="0" meta:object-count="0" meta:page-count="2" meta:paragraph-count="62" meta:word-count="522" meta:character-count="2998" meta:non-whitespace-character-count="2551"/>
  </office:meta>
</office:document-meta>
</file>